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45c" officeooo:paragraph-rsid="0000345c"/>
    </style:style>
    <style:style style:name="P2" style:family="paragraph" style:parent-style-name="Standard">
      <style:text-properties officeooo:rsid="0000345c" officeooo:paragraph-rsid="0000345c"/>
    </style:style>
    <style:style style:name="P3" style:family="paragraph" style:parent-style-name="Standard">
      <style:text-properties officeooo:rsid="0000345c" officeooo:paragraph-rsid="000055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Pg 278</text:p>
      <text:p text:style-name="P3">C H A P T E R E L E V E N</text:p>
      <text:p text:style-name="P3">11.WHAT IF?</text:p>
      <text:p text:style-name="P3">BEFORE THE RACE EVEN KICKED OFF I KNEW I WAS FUCKED. IN 2014, THE</text:p>
      <text:p text:style-name="P3">National Park Service wouldn’t approve the traditional Badwater course, so</text:p>
      <text:p text:style-name="P3">Chris Kostman redrew the map. Instead of starting in Death Valley National</text:p>
      <text:p text:style-name="P3">Park and running forty-two miles through the hottest desert on the planet, it</text:p>
      <text:p text:style-name="P3">would launch further upcountry at the base of a twenty-two-mile climb. That</text:p>
      <text:p text:style-name="P3">wasn’t my problem. It was the fact that I toed the line eleven pounds over</text:p>
      <text:p text:style-name="P3">my usual race weight, and had gained ten of those pounds in the previous</text:p>
      <text:p text:style-name="P3">seven days. I wasn’t a fat ass. To the average eye I looked fit, but Badwater</text:p>
      <text:p text:style-name="P3">wasn’t an average race. To run and finish strong, my condition needed to be</text:p>
      <text:p text:style-name="P3">tip top, and I was far from it. Whatever was happening to me came as a</text:p>
      <text:p text:style-name="P3">shock, because after two years of substandard running, I thought I’d gotten</text:p>
      <text:p text:style-name="P3">my powers back.</text:p>
      <text:p text:style-name="P3">The previous January I’d won a one-hundred-kilometer glacial trail race</text:p>
      <text:p text:style-name="P3">called Frozen Otter. It wasn’t as hard as the Hurt 100 but it was close. Set in</text:p>
      <text:p text:style-name="P3">Wisconsin, just outside Milwaukee, the course laid out like a lopsided figure</text:p>
      <text:p text:style-name="P3">eight, with the start-finish at the center. We passed it between the two loops,</text:p>
      <text:p text:style-name="P3">which enabled us to stock up on food and other necessary supplies from our</text:p>
      <text:p text:style-name="P3">cars, and stuff them into our packs with our emergency supplies. The</text:p>
      <text:p text:style-name="P3">weather can turn evil out there, and race organizers compiled a list of</text:p>
      <text:p text:style-name="P3">necessities we were required to have on us at all times so we wouldn’t die of</text:p>
      <text:p text:style-name="P3">dehydration, hypothermia, or exposure.</text:p>
      <text:p text:style-name="P3">The first lap was the larger loop of the two and when we set off the</text:p>
      <text:p text:style-name="P3">temperature was sitting at zero degrees Fahrenheit. Those trails were never</text:p>
      <text:p text:style-name="P3">plowed. In some places, snow piled into drifts. In others the trails seemed</text:p>
      <text:p text:style-name="P3">purposefully glazed with slick ice. Which presented a problem because I</text:p>
      <text:p text:style-name="P3">wasn’t wearing boots or trail shoes like most of my competitors. I laced up</text:p>
      <text:p text:style-name="P3">my standard running shoes, and tucked them into some cheap ass crampons,</text:p>
      <text:p text:style-name="P3">which theoretically were supposed to grip the ice and keep me upright. Well,</text:p>
      <text:p text:style-name="P3">the ice won that war and my crampons snapped off in the first hour.</text:p>
      <text:p text:style-name="P3">Nevertheless, I was leading the race and breaking trail in an average of six to</text:p>
      <text:p text:style-name="P3">twelve inches of snow. In some places the drifts were piled much higher. My</text:p>
      <text:p text:style-name="P3">feet were cold and wet from the starting gun, and within two hours they felt</text:p>
      <text:p text:style-name="P3">frozen through, especially my toes. My top half wasn’t faring much better.</text:p>
      <text:p text:style-name="P3">When you sweat in below-freezing temperature, salt on your body chafes the</text:p>
      <text:p text:style-name="P3">skin. My underarms and chest were cracking raspberry red. I was covered in</text:p>
      <text:p text:style-name="P3">rashes, my toes hurt with every step, but none of that registered too high on</text:p>
      <text:p text:style-name="P3">my pain scale, because I was running free.</text:p>
      <text:p text:style-name="P3">For the first time since my second heart surgery, my body was beginning to</text:p>
      <text:p text:style-name="P3">put itself back together. I was getting 100 percent of my oxygen supply like</text:p>
      <text:p text:style-name="P3">everyone else, my endurance and strength were next-level, and though the</text:p>
      <text:p text:style-name="P3">trail was a slippery mess, my technique was dialed-in too. I was way out</text:p>
      <text:p text:style-name="P3">front and stopped at my car for a sandwich before the last twenty-two-mile</text:p>
      <text:p text:style-name="P3">loop. My toes throbbed with evil pain. I suspected they were frostbitten,</text:p>
      <text:p text:style-name="P3">which meant I was in danger of losing some of them, but I didn’t want to</text:p>
      <text:p text:style-name="P3">take off my shoes and look. Once again, doubt and fear were popping in my</text:p>
      <text:p text:style-name="P3"><text:soft-page-break/>brain, reminding me that only a handful of people had ever finished the</text:p>
      <text:p text:style-name="P3">Frozen Otter, and that no lead was safe in that kind of cold. Weather, more</text:p>
      <text:p text:style-name="P3">than any other variable, can break a motherfucker down quick. But I didn’t</text:p>
      <text:p text:style-name="P3">listen to any of that. I created a new dialogue and told myself to finish the</text:p>
      <text:p text:style-name="P3">race strong and worry about amputated toes at the hospital after I was</text:p>
      <text:p text:style-name="P3">crowned champion.</text:p>
      <text:p text:style-name="P3">I ran back onto the course. A blast of sun had melted some of the snow</text:p>
      <text:p text:style-name="P3">earlier in the day, but the cold wind iced up the trail nicely. As I ran, I</text:p>
      <text:p text:style-name="P3">flashed to my first year at Hurt 100 and the great Karl Meltzer. Back then, I</text:p>
      <text:p text:style-name="P3">was a plodder. I hit the turf with my heel first, and peeling the muddy trail</text:p>
      <text:p text:style-name="P3">with the entire surface area of my foot increased my odds of slipping and</text:p>
      <text:p text:style-name="P3">falling. Karl didn’t run like that. He moved like a goat, bouncing on his toes</text:p>
      <text:p text:style-name="P3">and running along the edges of the trail. As soon as his toes hit the ground he</text:p>
      <text:p text:style-name="P3">fired his legs into the air. That’s why he looked like he was floating. By</text:p>
      <text:p text:style-name="P3">design, he barely touched the ground, while his head and core remained</text:p>
      <text:p text:style-name="P3">stable and engaged. From that moment onward, his movements were</text:p>
      <text:p text:style-name="P3">permanently etched in my brain like a cave painting. I visualized them all the</text:p>
      <text:p text:style-name="P3">time and put his techniques into practice during training runs.</text:p>
      <text:p text:style-name="P3">They say it takes sixty-six days to build a habit. For me it takes a hell of a lot</text:p>
      <text:p text:style-name="P3">longer than that, but I eventually get there, and during all those years of ultra</text:p>
      <text:p text:style-name="P3">training and competition I was working on my craft. A true runner analyzes</text:p>
      <text:p text:style-name="P3">their form. We didn’t learn how to do that in the SEALs, but being around so</text:p>
      <text:p text:style-name="P3">many ultra runners for years, I was able to absorb and practice skills that</text:p>
      <text:p text:style-name="P3">seemed unnatural at first. At Frozen Otter, my main focus was to hit the</text:p>
      <text:p text:style-name="P3">ground soft; to touch it just enough to explode. During my third BUD/S</text:p>
      <text:p text:style-name="P3">class and then my first platoon, when I was considered one of the better</text:p>
      <text:p text:style-name="P3">runners, my head bounced all over the place. My weight wasn’t balanced</text:p>
      <text:p text:style-name="P3">and when my foot hit the ground all my weight would be supported by that</text:p>
      <text:p text:style-name="P3">one leg, which led to some awkward falls on slippery terrain. Through trial</text:p>
      <text:p text:style-name="P3">and error, and thousands of hours of training, I learned to maintain balance.</text:p>
      <text:p text:style-name="P3">At Frozen Otter it all came together. With speed and grace, I navigated steep,</text:p>
      <text:p text:style-name="P3">slippery trails. I kept my head flat and still, my motion quiet as possible, and</text:p>
      <text:p text:style-name="P3">my steps silent by running on the front of my feet. When I picked up speed,</text:p>
      <text:p text:style-name="P3">it was as if I’d disappeared into a white wind, elevated into a meditative</text:p>
      <text:p text:style-name="P3">state. I became Karl Meltzer. Now it was me who looked to be levitating</text:p>
      <text:p text:style-name="P3">over an impossible trail, and I finished the race in sixteen hours, smashing</text:p>
      <text:p text:style-name="P3">the course record and winning the Frozen Otter title without losing any toes.</text:p>
      <text:p text:style-name="P3">Toes after Frozen Otter</text:p>
      <text:p text:style-name="P3">Two years earlier I was stricken with dizzy spells during easy six-mile runs.</text:p>
      <text:p text:style-name="P3">In 2013, I was forced to walk over one-hundred miles of Badwater, and</text:p>
      <text:p text:style-name="P3">finished in seventeenth place. I’d been on a downslide and thought my days</text:p>
      <text:p text:style-name="P3">of contention for titles were long past over. After Frozen Otter, I was</text:p>
      <text:p text:style-name="P3">tempted to believe I’d made it all the way back and then some, and that my</text:p>
      <text:p text:style-name="P3">best ultra years were actually ahead of me. I took that energy into my</text:p>
      <text:p text:style-name="P3">preparations for Badwater 2014.</text:p>
      <text:p text:style-name="P3">I was living in Chicago at the time, working as an instructor in BUD/S prep,</text:p>
      <text:p text:style-name="P3">a school that prepared candidates to deal with the harsh reality they would</text:p>
      <text:p text:style-name="P3">face in BUD/S. After more than twenty years, I was in my final year of</text:p>
      <text:p text:style-name="P3">military service, and by being placed in a position to drop wisdom on the</text:p>
      <text:p text:style-name="P3"><text:soft-page-break/>would-bes and wanna-bes, it felt like I’d come full circle. As usual I would</text:p>
      <text:p text:style-name="P3">run ten miles to work and back, and squeeze in another eight miles during</text:p>
      <text:p text:style-name="P3">lunch when I could. On the weekends I’d do at least one thirty-five- to forty-</text:p>
      <text:p text:style-name="P3">mile run. It all added up to a succession of 130-mile weeks and I was feeling</text:p>
      <text:p text:style-name="P3">strong. As spring bloomed I added a heat training component by slipping on</text:p>
      <text:p text:style-name="P3">four or five layers of sweats, a beanie, and a Gore-Tex jacket before hitting</text:p>
      <text:p text:style-name="P3">the streets. When I’d show up at work, my fellow SEAL instructors would</text:p>
      <text:p text:style-name="P3">watch, amazed, as I peeled off my wet clothes and stuffed them into black</text:p>
      <text:p text:style-name="P3">trash bags that together weighed nearly fifteen pounds.</text:p>
      <text:p text:style-name="P3">I started my taper four weeks out, and went from 130-mile weeks to an</text:p>
      <text:p text:style-name="P3">eighty-mile week, then down to sixty, forty, and twenty. Tapering is</text:p>
      <text:p text:style-name="P3">supposed to generate an abundance of energy as you eat and rest, enabling</text:p>
      <text:p text:style-name="P3">the body to repair all the damage done and get you primed for competition.</text:p>
      <text:p text:style-name="P3">Instead, I’d never felt worse. I wasn’t hungry and couldn’t sleep at all. Some</text:p>
      <text:p text:style-name="P3">people said my body was starved of calories. Others suggested I might be</text:p>
      <text:p text:style-name="P3">low on sodium. My doctor measured my thyroid and it was a little off, but</text:p>
      <text:p text:style-name="P3">the readings weren’t so bad to explain how shitty I felt. Perhaps the</text:p>
      <text:p text:style-name="P3">explanation was simple. That I was over-trained.</text:p>
      <text:p text:style-name="P3">Two weeks before the race I considered pulling out. I worried it was my</text:p>
      <text:p text:style-name="P3">heart again because on easy runs I felt a surge of adrenaline that I couldn’t</text:p>
      <text:p text:style-name="P3">vent. Even a mellow pace sent my pulse racing into arrhythmia. Ten days</text:p>
      <text:p text:style-name="P3">before the race, I landed in Vegas. I’d scheduled five runs but couldn’t get</text:p>
      <text:p text:style-name="P3">past the three-mile mark on any of them. I wasn’t eating that much but the</text:p>
      <text:p text:style-name="P3">weight kept piling on. It was all water. I sought out another doctor who</text:p>
      <text:p text:style-name="P3">confirmed there was nothing physically wrong with me and when I heard</text:p>
      <text:p text:style-name="P3">that, I was not about to be a pussy.</text:p>
      <text:p text:style-name="P3">During the opening miles and initial climb of Badwater 2014, my heart rate</text:p>
      <text:p text:style-name="P3">ran high, but part of that was the altitude, and twenty-two miles later I made</text:p>
      <text:p text:style-name="P3">it to the top in sixth or seventh place. Surprised and proud, I thought, let’s</text:p>
      <text:p text:style-name="P3">see if I can go downhill. I’ve never enjoyed the brutality of running down a</text:p>
      <text:p text:style-name="P3">steep incline because it shreds the quads, but I also thought it would allow</text:p>
      <text:p text:style-name="P3">me to reset and calm my breath. My body refused. I couldn’t catch my</text:p>
      <text:p text:style-name="P3">breath at all. I hit the flat section at the bottom, slowed my pace, and began</text:p>
      <text:p text:style-name="P3">to walk. My competitors passed me by as my thighs twitched uncontrollably.</text:p>
      <text:p text:style-name="P3">My muscle spasms were so bad, my quads looked like there was an alien</text:p>
      <text:p text:style-name="P3">rattling around inside them.</text:p>
      <text:p text:style-name="P3">And I still didn’t stop! I walked for four full miles before seeking shelter in a</text:p>
      <text:p text:style-name="P3">Lone Pine motel room where the Badwater medical team had set up shop.</text:p>
      <text:p text:style-name="P3">They checked me out and saw that my blood pressure was a bit low but</text:p>
      <text:p text:style-name="P3">easily corrected. They couldn’t find a single metric that could explain how</text:p>
      <text:p text:style-name="P3">fucked I felt.</text:p>
      <text:p text:style-name="P3">I ate some solid food, rested and decided to try one more time. There was a</text:p>
      <text:p text:style-name="P3">flat section leaving Lone Pine and I thought if I could knock that out perhaps</text:p>
      <text:p text:style-name="P3">I’d catch a second wind, but six or seven miles later my sails were still</text:p>
      <text:p text:style-name="P3">empty, and I’d given all I had. My muscles trembled and twitched, my heart</text:p>
      <text:p text:style-name="P3">jumped up and down the chart. I looked over at my pacer and said, “That’s</text:p>
      <text:p text:style-name="P3">it, man. I’m done.”</text:p>
      <text:p text:style-name="P3">My support vehicle pulled up behind us and I climbed inside. A few minutes</text:p>
      <text:p text:style-name="P3">later I was laying on that same motel bed, with my tail between my legs. I’d</text:p>
      <text:p text:style-name="P3"><text:soft-page-break/>lasted just fifty miles, but any humiliation that came with quitting—not</text:p>
      <text:p text:style-name="P3">something I was used to—was drowned out by an instinct that something</text:p>
      <text:p text:style-name="P3">was way the fuck off. It wasn’t my fear talking or my desire for comfort.</text:p>
      <text:p text:style-name="P3">This time, I was certain that if I didn’t stop trying to break through this</text:p>
      <text:p text:style-name="P3">barrier, I wouldn’t make it out of the Sierras alive.</text:p>
      <text:p text:style-name="P3">We left Lone Pine for Las Vegas the next night, and for two days I did my</text:p>
      <text:p text:style-name="P3">best to rest and recover, hoping my body would settle somewhere close to</text:p>
      <text:p text:style-name="P3">equilibrium. We were staying at the Wynn, and on that third morning I went</text:p>
      <text:p text:style-name="P3">for a jog to see if I had anything in the tank. One mile later, my heart was in</text:p>
      <text:p text:style-name="P3">my throat, and I shut it down. I walked back to the hotel, knowing that</text:p>
      <text:p text:style-name="P3">despite what the doctors said, I was sick and suspected that whatever I had</text:p>
      <text:p text:style-name="P3">was serious.</text:p>
      <text:p text:style-name="P3">Later that night, after seeing a movie in the Vegas suburbs, I felt weak as we</text:p>
      <text:p text:style-name="P3">strolled to a nearby restaurant, the Elephant Bar. My mom was a few paces</text:p>
      <text:p text:style-name="P3">ahead and I saw her in triplicate. I clenched my eyes shut, released them, and</text:p>
      <text:p text:style-name="P3">there were still three of her. She held the door open for me and when I</text:p>
      <text:p text:style-name="P3">stepped into the cool confines, I felt a bit better. We slid into a booth</text:p>
      <text:p text:style-name="P3">opposite one another. I was too unsteady to read the menu and asked her to</text:p>
      <text:p text:style-name="P3">order for me. From there, it got worse, and when the runner showed up with</text:p>
      <text:p text:style-name="P3">our food, my vision blurred again. I strained to open my eyes wide and felt</text:p>
      <text:p text:style-name="P3">woozy as my mother looked to be floating above the table.</text:p>
      <text:p text:style-name="P3">“You’re going to have to call an ambulance,” I said, “because I’m going</text:p>
      <text:p text:style-name="P3">down.”</text:p>
      <text:p text:style-name="P3">Desperate for some stability, I laid my head on the table, but my mom didn’t</text:p>
      <text:p text:style-name="P3">dial 911. She crossed to my side and I leaned on her as we made our way to</text:p>
      <text:p text:style-name="P3">the hostess stand and then back to the car. On the way I shared as much of</text:p>
      <text:p text:style-name="P3">my medical history as I could recall, in short bursts, in case I lost</text:p>
      <text:p text:style-name="P3">consciousness and she did have to call for help. Luckily, my vision and</text:p>
      <text:p text:style-name="P3">energy improved enough for her to drive me to the emergency room herself.</text:p>
      <text:p text:style-name="P3">My thyroid had been flagged in the past, so that’s the first thing the doctors</text:p>
      <text:p text:style-name="P3">explored. Many Navy SEALs have thyroid issues when they reach their</text:p>
      <text:p text:style-name="P3">thirties, because when you put motherfuckers in extreme environments like</text:p>
      <text:p text:style-name="P3">Hell Week and war, their hormone levels go haywire. When the thyroid</text:p>
      <text:p text:style-name="P3">gland is suboptimal, fatigue, muscle aches, and weakness are among more</text:p>
      <text:p text:style-name="P3">than a dozen major side effects, but my thyroid levels were close to normal.</text:p>
      <text:p text:style-name="P3">My heart checked out too. The ER docs in Vegas told me all I needed was</text:p>
      <text:p text:style-name="P3">rest.</text:p>
      <text:p text:style-name="P3">I went back to Chicago and saw my own doctor who ordered a battery of</text:p>
      <text:p text:style-name="P3">blood tests. His office tested my endocrine system and screened me for</text:p>
      <text:p text:style-name="P3">Lyme, hepatitis, Rheumatoid arthritis, and a handful of other autoimmune</text:p>
      <text:p text:style-name="P3">diseases. Everything came back clean except for my thyroid which was</text:p>
      <text:p text:style-name="P3">slightly suboptimal, but that didn’t explain how I’d morphed so fast from an</text:p>
      <text:p text:style-name="P3">elite athlete capable of running hundreds of miles into a pretender who could</text:p>
      <text:p text:style-name="P3">barely muster the energy to tie his shoes, let alone run a mile without verging</text:p>
      <text:p text:style-name="P3">on collapse. I was in medical no-man’s-land. I left his office with more</text:p>
      <text:p text:style-name="P3">questions than answers and a prescription for thyroid medication.</text:p>
      <text:p text:style-name="P3">Each day that went by I felt worse. Everything was crashing on me. I had</text:p>
      <text:p text:style-name="P3">trouble getting out of bed, I was constipated and achy. They took more blood</text:p>
      <text:p text:style-name="P3">and decided I had Addison’s disease, an autoimmune illness that occurs</text:p>
      <text:p text:style-name="P3"><text:soft-page-break/>when your adrenals are drained and your body doesn’t produce enough</text:p>
      <text:p text:style-name="P3">cortisol, which was common in SEALs because we’re primed to run on</text:p>
      <text:p text:style-name="P3">adrenaline. My doctor prescribed the steroid Hydrocortisone, DHEA, and</text:p>
      <text:p text:style-name="P3">Arimidex among other meds, but taking his pills only accelerated my</text:p>
      <text:p text:style-name="P3">decline, and after that, he and the other doctors I saw were tapped out. The</text:p>
      <text:p text:style-name="P3">look in their eyes said it all. In their minds, I was either a crazy</text:p>
      <text:p text:style-name="P3">hypochondriac, or I was dying and they didn’t know what was killing me or</text:p>
      <text:p text:style-name="P3">how to heal me.</text:p>
      <text:p text:style-name="P3">I fought through it the best I could. My coworkers didn’t know anything</text:p>
      <text:p text:style-name="P3">about my decline because I continued to show no weakness. My whole life</text:p>
      <text:p text:style-name="P3">I’d been hiding all my insecurities and trauma. I kept all my vulnerabilities</text:p>
      <text:p text:style-name="P3">locked down beneath an iron veneer, but eventually the pain became so bad I</text:p>
      <text:p text:style-name="P3">couldn’t even get out of bed. I called in sick and lay there, staring at the</text:p>
      <text:p text:style-name="P3">ceiling, and wondered, could this be the end?</text:p>
      <text:p text:style-name="P3">Peering into the abyss sent my mind reeling back through the days, weeks,</text:p>
      <text:p text:style-name="P3">years, like fingers flipping through old files. I found all the best parts and</text:p>
      <text:p text:style-name="P3">tacked them together into a highlight loop streamed on repeat. I grew up beat</text:p>
      <text:p text:style-name="P3">down and abused, filtered uneducated through a system that rejected me at</text:p>
      <text:p text:style-name="P3">every turn, until I took ownership and started to change. Since then I’d been</text:p>
      <text:p text:style-name="P3">obese. I was married and divorced. I had two heart surgeries, taught myself</text:p>
      <text:p text:style-name="P3">to swim, and learned to run on broken legs. I was terrified of heights, then</text:p>
      <text:p text:style-name="P3">took up high altitude sky diving. Water scared the living shit out of me, yet I</text:p>
      <text:p text:style-name="P3">became a technical diver and underwater navigator, which is several degrees</text:p>
      <text:p text:style-name="P3">of difficulty beyond scuba diving. I competed in more than sixty ultra</text:p>
      <text:p text:style-name="P3">distance races, winning several, and set a pull-up record. I stuttered through</text:p>
      <text:p text:style-name="P3">my early years in primary school and grew up to become the Navy SEALs’</text:p>
      <text:p text:style-name="P3">most trusted public speaker. I’d served my country on the battlefield. Along</text:p>
      <text:p text:style-name="P3">the way I became driven to make sure that I could not be defined by the</text:p>
      <text:p text:style-name="P3">abuse I was born into or the bullying that I grew up with. I wouldn’t be</text:p>
      <text:p text:style-name="P3">defined by talent either, I didn’t have much, or my own fears and</text:p>
      <text:p text:style-name="P3">weaknesses.</text:p>
      <text:p text:style-name="P3">I was the sum total of the obstacles I’d overcome. And even though I’d told</text:p>
      <text:p text:style-name="P3">my story to students all over the country, I never stopped long enough to</text:p>
      <text:p text:style-name="P3">appreciate the tale I told or the life I’d built. In my mind, I didn’t have the</text:p>
      <text:p text:style-name="P3">time to waste. I never hit snooze on my life clock because there was always</text:p>
      <text:p text:style-name="P3">something else to do. If I worked a twenty-hour day, I’d work out for an</text:p>
      <text:p text:style-name="P3">hour and sleep for three, but I made sure to get that motherfucker in. My</text:p>
      <text:p text:style-name="P3">brain wasn’t wired to appreciate, it was programmed to do work, scan the</text:p>
      <text:p text:style-name="P3">horizon, ask what’s next, and get it done. That’s why I piled up so many rare</text:p>
      <text:p text:style-name="P3">feats. I was always on the hunt for the next big thing, but as I lay there in</text:p>
      <text:p text:style-name="P3">bed, my body taut with tension and throbbing with pain, I had a clear idea</text:p>
      <text:p text:style-name="P3">what was next for me. The cemetery. After years of abuse, I’d finally</text:p>
      <text:p text:style-name="P3">shredded my physical body beyond repair.</text:p>
      <text:p text:style-name="P3">I was dying.</text:p>
      <text:p text:style-name="P3">For weeks and months, I searched for a cure to my medical mystery, but in</text:p>
      <text:p text:style-name="P3">that moment of catharsis I didn’t feel sad and I didn’t feel cheated. I was</text:p>
      <text:p text:style-name="P3">only thirty-eight years old, but I’d lived ten lives and experienced a hell of a</text:p>
      <text:p text:style-name="P3">lot more than most eighty-year-olds. I wasn’t feeling sorry for myself. It</text:p>
      <text:p text:style-name="P3">made sense that at some point the toll would come due. I spent hours</text:p>
      <text:p text:style-name="P3"><text:soft-page-break/>reflecting back on my journey. This time, I wasn’t sifting through the Cookie</text:p>
      <text:p text:style-name="P3">Jar while in the heat of battle hoping to find a ticket to victory. I wasn’t</text:p>
      <text:p text:style-name="P3">leveraging my life assets toward some new end. No, I was done fighting, and</text:p>
      <text:p text:style-name="P3">all I felt was gratitude.</text:p>
      <text:p text:style-name="P3">I wasn’t meant to be this person! I had to fight myself at every turn, and my</text:p>
      <text:p text:style-name="P3">destroyed body was my biggest trophy. In that moment I knew it didn’t</text:p>
      <text:p text:style-name="P3">matter if I ever ran again, if I couldn’t operate anymore, or if I lived or died,</text:p>
      <text:p text:style-name="P3">and with that acceptance came deep appreciation.</text:p>
      <text:p text:style-name="P3">My eyes welled with tears. Not because I was afraid, but because at my</text:p>
      <text:p text:style-name="P3">lowest point I found clarity. The kid I always judged so harshly didn’t lie and</text:p>
      <text:p text:style-name="P3">cheat to hurt anyone’s feelings. He did it for acceptance. He broke the rules</text:p>
      <text:p text:style-name="P3">because he didn’t have the tools to compete and was ashamed for being</text:p>
      <text:p text:style-name="P3">dumb. He did it because he needed friends. I was afraid to tell the teachers I</text:p>
      <text:p text:style-name="P3">couldn’t read. I was terrified of the stigma associated with special education,</text:p>
      <text:p text:style-name="P3">and instead of coming down on that kid for one more second, instead of</text:p>
      <text:p text:style-name="P3">chastising my younger self, I understood him for the first time.</text:p>
      <text:p text:style-name="P3">It was a lonely journey from there to here. I missed out on so much. I didn’t</text:p>
      <text:p text:style-name="P3">have a lot of fun. Happiness wasn’t my cocktail of choice. My brain had me</text:p>
      <text:p text:style-name="P3">on constant blast. I lived in fear and doubt, terrified of being a nobody and</text:p>
      <text:p text:style-name="P3">contributing nothing. I’d judged myself constantly and I’d judged everyone</text:p>
      <text:p text:style-name="P3">else around me, too.</text:p>
      <text:p text:style-name="P3">Rage is a powerful thing. For years I’d raged at the world, channeled all my</text:p>
      <text:p text:style-name="P3">pain from my past and used it as fuel to propel me into the motherfucking</text:p>
      <text:p text:style-name="P3">stratosphere, but I couldn’t always control the blast radius. Sometimes my</text:p>
      <text:p text:style-name="P3">rage scorched people who weren’t as strong as I’d become, or didn’t work as</text:p>
      <text:p text:style-name="P3">hard, and I didn’t swallow my tongue or hide my judgment. I let them know,</text:p>
      <text:p text:style-name="P3">and that hurt some of the people around me, and it allowed people who</text:p>
      <text:p text:style-name="P3">didn’t like me to affect my military career. But lying in bed on that Chicago</text:p>
      <text:p text:style-name="P3">morning in the fall of 2014, I let all that judgment go.</text:p>
      <text:p text:style-name="P3">I released myself and everyone I ever knew from any and all guilt and</text:p>
      <text:p text:style-name="P3">bitterness. The long list of haters, doubters, racists, and abusers that</text:p>
      <text:p text:style-name="P3">populated my past, I just couldn’t hate them anymore. I appreciated them</text:p>
      <text:p text:style-name="P3">because they helped create me. And as that feeling stretched out, my mind</text:p>
      <text:p text:style-name="P3">quieted down. I’d been fighting a war for thirty-eight years, and now, at what</text:p>
      <text:p text:style-name="P3">looked and felt like the very end, I found peace.</text:p>
      <text:p text:style-name="P3">In this life there are countless trails to self-realization, though most demand</text:p>
      <text:p text:style-name="P3">intense discipline, so very few take them. In southern Africa, the San people</text:p>
      <text:p text:style-name="P3">dance for thirty hours straight as a way to commune with the divine. In</text:p>
      <text:p text:style-name="P3">Tibet, pilgrims rise, kneel, then stretch out face down on the ground before</text:p>
      <text:p text:style-name="P3">rising again, in a ritual of prostration for weeks and months, as they cover</text:p>
      <text:p text:style-name="P3">thousands of miles before arriving at a sacred temple and folding into deep</text:p>
      <text:p text:style-name="P3">meditation. In Japan there’s a sect of Zen monks that run 1,000 marathons in</text:p>
      <text:p text:style-name="P3">1,000 days in a quest to find enlightenment through pain and suffering. I</text:p>
      <text:p text:style-name="P3">don’t know if you could call what I felt on that bed “enlightenment,” but I do</text:p>
      <text:p text:style-name="P3">know that pain unlocks a secret doorway in the mind. One that leads to both</text:p>
      <text:p text:style-name="P3">peak performance and beautiful silence.</text:p>
      <text:p text:style-name="P3">At first, when you push beyond your perceived capability your mind won’t</text:p>
      <text:p text:style-name="P3">shut the fuck up about it. It wants you to stop so it sends you into a spin</text:p>
      <text:p text:style-name="P3">cycle of panic and doubt, which only amplifies your self-torture. But when</text:p>
      <text:p text:style-name="P3"><text:soft-page-break/>you persist past that to the point that pain fully saturates the mind, you</text:p>
      <text:p text:style-name="P3">become single-pointed. The external world zeroes out. Boundaries dissolve</text:p>
      <text:p text:style-name="P3">and you feel connected to yourself, and to all things, in the depth of your</text:p>
      <text:p text:style-name="P3">soul. That’s what I was after. Those moments of total connection and power,</text:p>
      <text:p text:style-name="P3">which came through me again in an even deeper way as I reflected on where</text:p>
      <text:p text:style-name="P3">I’d come from and all I’d put myself through.</text:p>
      <text:p text:style-name="P3">For hours, I floated in that tranquil space, surrounded by light, feeling as</text:p>
      <text:p text:style-name="P3">much gratitude as pain, as much appreciation as there was discomfort. At</text:p>
      <text:p text:style-name="P3">some point the reverie broke like a fever. I smiled, placed my palms over my</text:p>
      <text:p text:style-name="P3">watery eyes and rubbed the top and then the back of my head. At the base of</text:p>
      <text:p text:style-name="P3">my neck, I felt a familiar knot. It bulged bigger than ever. I threw off the</text:p>
      <text:p text:style-name="P3">covers and examined the knots above my hip flexors next. Those had grown</text:p>
      <text:p text:style-name="P3">too.</text:p>
      <text:p text:style-name="P3">Could it be that basic? Could my suffering be linked to those knots? I</text:p>
      <text:p text:style-name="P3">flashed back to a session with an expert in stretching and advanced physical</text:p>
      <text:p text:style-name="P3">and mental training methods the SEALs brought to our base in Coronado in</text:p>
      <text:p text:style-name="P3">2010 named Joe Hippensteel. Joe was an undersized decathlete in college,</text:p>
      <text:p text:style-name="P3">driven to make the Olympic team. But when you’re a 5’8” guy going up</text:p>
      <text:p text:style-name="P3">against world-class decathletes who average 6’3” that isn’t easy. He decided</text:p>
      <text:p text:style-name="P3">to build up his lower body so he could override his genetics to jump higher</text:p>
      <text:p text:style-name="P3">and run faster than his bigger, stronger opponents. At one point he was</text:p>
      <text:p text:style-name="P3">squatting twice his own body weight for ten sets of ten reps in one session,</text:p>
      <text:p text:style-name="P3">but with that increase in muscle mass came a lot of tension, and tension</text:p>
      <text:p text:style-name="P3">invited injury. The harder he trained, the more injuries he developed and the</text:p>
      <text:p text:style-name="P3">more physical therapists he visited. When he was told he tore his hamstring</text:p>
      <text:p text:style-name="P3">before the trials, his Olympic dream died, and he realized he needed to</text:p>
      <text:p text:style-name="P3">change the way he trained his body. He began balancing his strength work</text:p>
      <text:p text:style-name="P3">with extensive stretching and noticed whenever he reached a certain range of</text:p>
      <text:p text:style-name="P3">motion in a given muscle group or joint, whatever pain lingered, vanished.</text:p>
      <text:p text:style-name="P3">He became his own guinea pig and developed optimal ranges of motion for</text:p>
      <text:p text:style-name="P3">every muscle and joint in the human body. He never went to the doctor or</text:p>
      <text:p text:style-name="P3">physical therapists again because he found his own methodologies much</text:p>
      <text:p text:style-name="P3">more effective. If an injury cropped up, he treated himself with a stretching</text:p>
      <text:p text:style-name="P3">regimen. Over the years he built up a clientele and reputation among elite</text:p>
      <text:p text:style-name="P3">athletes in the area, and in 2010, was introduced to some Navy SEALs.</text:p>
      <text:p text:style-name="P3">Word spread at Naval Special Warfare Command and he was eventually</text:p>
      <text:p text:style-name="P3">invited to introduce his range of motion routine to about two dozen SEALs. I</text:p>
      <text:p text:style-name="P3">was one of them.</text:p>
      <text:p text:style-name="P3">As he lectured, he examined and stretched us out. The problem with most of</text:p>
      <text:p text:style-name="P3">the guys, he said, was our overuse of muscles without the appropriate</text:p>
      <text:p text:style-name="P3">balance of flexibility, and those issues traced back to Hell Week, when we</text:p>
      <text:p text:style-name="P3">were asked to do thousands of flutter kicks, then lie back in cold water with</text:p>
      <text:p text:style-name="P3">waves washing over us. He estimated it would take twenty hours of intensive</text:p>
      <text:p text:style-name="P3">stretching using his protocol to get most of us back to a normal range of</text:p>
      <text:p text:style-name="P3">motion in the hips, which can then be maintained, he said, with just twenty</text:p>
      <text:p text:style-name="P3">minutes of stretching every day. Optimal range of motion required a larger</text:p>
      <text:p text:style-name="P3">commitment. When he got to me he took a good look and shook his head. As</text:p>
      <text:p text:style-name="P3">you know, I’d tasted three Hell Weeks. He started to stretch me out, and said</text:p>
      <text:p text:style-name="P3">I was so locked up it was like trying to stretch steel cables.</text:p>
      <text:p text:style-name="P3"><text:soft-page-break/>“You’re gonna need hundreds of hours,” he said.</text:p>
      <text:p text:style-name="P3">At the time, I didn’t pay him any mind because I had no plans to take up</text:p>
      <text:p text:style-name="P3">stretching. I was obsessed with strength and power, and everything I’d read</text:p>
      <text:p text:style-name="P3">suggested that an increase in flexibility meant an equal and opposite</text:p>
      <text:p text:style-name="P3">decrease in speed and force. The view from my death bed altered my</text:p>
      <text:p text:style-name="P3">perspective.</text:p>
      <text:p text:style-name="P3">I pulled myself up, staggered to the bathroom mirror, turned, and examined</text:p>
      <text:p text:style-name="P3">the knot on my head. I stood as tall as I could. It looked like I’d lost not one,</text:p>
      <text:p text:style-name="P3">but nearly two inches in height. My range of motion had never been worse.</text:p>
      <text:p text:style-name="P3">What if Joe was right?</text:p>
      <text:p text:style-name="P3">What if?</text:p>
      <text:p text:style-name="P3">One of my mottos these days is peaceful but never satisfied. It was one thing</text:p>
      <text:p text:style-name="P3">to enjoy the peace of self-acceptance, and my acceptance of the fucked-up</text:p>
      <text:p text:style-name="P3">world as it is, but that didn’t mean I was going to lie down and wait to die</text:p>
      <text:p text:style-name="P3">without at least trying to save myself. It didn’t mean then, and it doesn’t</text:p>
      <text:p text:style-name="P3">mean now, that I will accept the imperfect or just plain wrong without</text:p>
      <text:p text:style-name="P3">fighting to change things for the better. I’d tried accessing the mainstream</text:p>
      <text:p text:style-name="P3">mind to find healing, but the doctors and their drugs didn’t do shit except</text:p>
      <text:p text:style-name="P3">make me feel a whole lot worse. I had no other cards to play. All I could do</text:p>
      <text:p text:style-name="P3">is try to stretch myself back to health.</text:p>
      <text:p text:style-name="P3">The first posture was simple. I sat on the ground and tried to cross my legs,</text:p>
      <text:p text:style-name="P3">Indian style, but my hips were so tight, my knees were up around my ears. I</text:p>
      <text:p text:style-name="P3">lost my balance and rolled onto my back. It took all my strength to right</text:p>
      <text:p text:style-name="P3">myself and try again. I stayed in position for ten seconds, maybe fifteen,</text:p>
      <text:p text:style-name="P3">before straightening my legs because it was too damn painful.</text:p>
      <text:p text:style-name="P3">Cramps squeezed and pinched every muscle in my lower body. Sweat oozed</text:p>
      <text:p text:style-name="P3">from my pores, but after a short rest, I folded up my legs and took more</text:p>
      <text:p text:style-name="P3">pain. I cycled through that same stretch on and off for an hour and slowly,</text:p>
      <text:p text:style-name="P3">my body started to open. I did a simple quad stretch next. The one we all</text:p>
      <text:p text:style-name="P3">learn to do in middle school. Standing on my left leg, I bent my right and</text:p>
      <text:p text:style-name="P3">grabbed my foot with my right hand. Joe was right. My quads were so bulky</text:p>
      <text:p text:style-name="P3">and tight it was like stretching steel cables. Again, I stayed in the posture</text:p>
      <text:p text:style-name="P3">until the pain was a seven out of ten. Then I took a short break and hit the</text:p>
      <text:p text:style-name="P3">other side.</text:p>
      <text:p text:style-name="P3">That standing posture helped to release my quad and stretch out my psoas.</text:p>
      <text:p text:style-name="P3">The psoas is the only muscle connecting our spine to our lower legs. It wraps</text:p>
      <text:p text:style-name="P3">around the back of the pelvis, governs the hips, and is known as the fight or</text:p>
      <text:p text:style-name="P3">flight muscle. As you know, my whole life was fight or flight. As a young</text:p>
      <text:p text:style-name="P3">kid drowning in toxic stress, I worked that muscle overtime. Ditto during my</text:p>
      <text:p text:style-name="P3">three Hell Weeks, Ranger School, and Delta Selection. Not to mention war.</text:p>
      <text:p text:style-name="P3">Yet I never did anything to loosen it up, and as an athlete I continued to tap</text:p>
      <text:p text:style-name="P3">my sympathetic nervous system and had been grinding so hard my psoas</text:p>
      <text:p text:style-name="P3">continued to stiffen. Especially on long runs, where sleep deprivation and</text:p>
      <text:p text:style-name="P3">cold weather came into play. Now, it was trying to choke me from the inside</text:p>
      <text:p text:style-name="P3">out. I’d learn later that it had tilted my pelvis, compressed my spine, and</text:p>
      <text:p text:style-name="P3">wrapped my connective tissue tight. It shaved two inches off my height. I</text:p>
      <text:p text:style-name="P3">spoke to Joe about it recently.</text:p>
      <text:p text:style-name="P3">“What was happening to you is an extreme case of what happens to 90</text:p>
      <text:p text:style-name="P3">percent of the population,” he said. “Your muscles were so locked up that</text:p>
      <text:p text:style-name="P3"><text:soft-page-break/>your blood wasn’t circulating very well. They were like a frozen steak. You</text:p>
      <text:p text:style-name="P3">can’t inject blood into a frozen steak, and that’s why you were shutting</text:p>
      <text:p text:style-name="P3">down.”</text:p>
      <text:p text:style-name="P3">And it wouldn’t let go without a fight. Each stretch plunged me into the fire.</text:p>
      <text:p text:style-name="P3">I had so much inflammation and internal stiffness, the slightest movement</text:p>
      <text:p text:style-name="P3">hurt, say nothing of long hold poses meant to isolate my quad and psoas.</text:p>
      <text:p text:style-name="P3">When I sat down and did the butterfly stretch next, the torture intensified.</text:p>
      <text:p text:style-name="P3">I stretched for two hours that day, woke up sore as hell, and got back after it.</text:p>
      <text:p text:style-name="P3">On day two I stretched for six full hours. I did the same three poses over and</text:p>
      <text:p text:style-name="P3">over, then tried to sit on my heels, in a double quad stretch that was pure</text:p>
      <text:p text:style-name="P3">agony. I worked a calf stretch in too. Each session started off rough, but after</text:p>
      <text:p text:style-name="P3">an hour or two my body released enough for the pain to ease up.</text:p>
      <text:p text:style-name="P3">Before long I was folded into stretches for upwards of twelve hours a day. I</text:p>
      <text:p text:style-name="P3">woke up at 6 a.m., stretched until 9 a.m., and then stretched on and off while</text:p>
      <text:p text:style-name="P3">at the desk at work, especially when I was on the phone. I’d stretch out</text:p>
      <text:p text:style-name="P3">during my lunch hour and then after I got home at 5 p.m., I’d stretch until I</text:p>
      <text:p text:style-name="P3">hit the sack.</text:p>
      <text:p text:style-name="P3">I came up with a routine, starting at my neck and shoulders before moving</text:p>
      <text:p text:style-name="P3">into the hips, psoas, glutes, quads, hamstrings, and calves. Stretching became</text:p>
      <text:p text:style-name="P3">my new obsession. I bought a massage ball to tenderize my psoas. I propped</text:p>
      <text:p text:style-name="P3">a board up against a closed door at a seventy-degree angle and used it to</text:p>
      <text:p text:style-name="P3">stretch out my calf. I’d been suffering for the better part of two years, and</text:p>
      <text:p text:style-name="P3">after several months of continual stretching, I noticed the bump at the base</text:p>
      <text:p text:style-name="P3">of my skull had started to shrink, along with the knots around my hip</text:p>
      <text:p text:style-name="P3">flexors, and my overall health and energy level improved. I wasn’t anywhere</text:p>
      <text:p text:style-name="P3">close to flexible yet, and I wasn’t completely back to myself, but I was off</text:p>
      <text:p text:style-name="P3">all but my thyroid medication, and the more I stretched the more my</text:p>
      <text:p text:style-name="P3">condition improved. I kept at it for at least six hours a day for weeks. Then</text:p>
      <text:p text:style-name="P3">months and years. I’m still doing it.</text:p>
      <text:p text:style-name="P3">* * *</text:p>
      <text:p text:style-name="P3">I retired from the military as a Chief in the Navy, in November 2015, the</text:p>
      <text:p text:style-name="P3">only military man ever to be part of Air Force TAC-P, three Navy SEAL</text:p>
      <text:p text:style-name="P3">Hell Weeks in one year (completing two of them), and graduate BUD/S and</text:p>
      <text:p text:style-name="P3">Army Ranger School. It was a bittersweet moment because the military was</text:p>
      <text:p text:style-name="P3">a big part of my identity. It helped shape me and make me a better man, and</text:p>
      <text:p text:style-name="P3">I gave it everything I had.</text:p>
      <text:p text:style-name="P3">By then Bill Brown had moved on too. He grew up marginalized like me,</text:p>
      <text:p text:style-name="P3">wasn’t supposed to amount to much, and even got bounced from his first</text:p>
      <text:p text:style-name="P3">BUD/S class by instructors who questioned his intelligence. Today, he is a</text:p>
      <text:p text:style-name="P3">lawyer at a major firm in Philadelphia. Freak Brown proved and continues to</text:p>
      <text:p text:style-name="P3">prove himself.</text:p>
      <text:p text:style-name="P3">Sledge is still in the SEAL Teams. When I met him he was a big time</text:p>
      <text:p text:style-name="P3">boozer, but after our workouts his mentality changed. He went from never</text:p>
      <text:p text:style-name="P3">running at all to running marathons. From not owning a bicycle to becoming</text:p>
      <text:p text:style-name="P3">one of the fastest cyclists in San Diego. He’s finished multiple Ironman</text:p>
      <text:p text:style-name="P3">triathlons. They say iron sharpens iron, and we proved that.</text:p>
      <text:p text:style-name="P3">Shawn Dobbs never became a SEAL, but he did become an Officer. He’s a</text:p>
      <text:p text:style-name="P3">Lieutenant Commander these days, and he’s still a hell of an athlete. He’s an</text:p>
      <text:p text:style-name="P3">Ironman, an accomplished cyclist, was honor man in the Navy’s Advanced</text:p>
      <text:p text:style-name="P3"><text:soft-page-break/>Dive School, and later earned a graduate degree. One reason for all of his</text:p>
      <text:p text:style-name="P3">success is because he’s come to own his failure in Hell Week, which means</text:p>
      <text:p text:style-name="P3">it no longer owns him.</text:p>
      <text:p text:style-name="P3">SBG is still in the Navy too, but he’s not messing with BUD/S candidates</text:p>
      <text:p text:style-name="P3">anymore. He analyzes data to make sure Naval Special Warfare continues to</text:p>
      <text:p text:style-name="P3">become smarter, stronger, and more effective than ever. He’s an egghead</text:p>
      <text:p text:style-name="P3">now. An egghead with an edge. But I was with him when he was at his</text:p>
      <text:p text:style-name="P3">physical peak, and he was a fucking stud.</text:p>
      <text:p text:style-name="P3">Since our dark days in Buffalo and Brazil, my mother has also completely</text:p>
      <text:p text:style-name="P3">transformed her life. She earned a master’s degree in education and serves as</text:p>
      <text:p text:style-name="P3">a volunteer on a domestic violence task force, when she’s not working as a</text:p>
      <text:p text:style-name="P3">senior associate vice president at a Nashville medical school.</text:p>
      <text:p text:style-name="P3">As for me, stretching helped me get my powers back. As my time in the</text:p>
      <text:p text:style-name="P3">military wound down, while I was still in the rehab zone, I studied to</text:p>
      <text:p text:style-name="P3">recertify as an EMT. Once again, I utilized my long-hand memorization</text:p>
      <text:p text:style-name="P3">skills I’d been honing since high school to finish at the top of my class. I</text:p>
      <text:p text:style-name="P3">also attended TEEX Fire Training Academy, where I graduated Top Honor</text:p>
      <text:p text:style-name="P3">Man in my class. Eventually, I started running again, this time with zero side</text:p>
      <text:p text:style-name="P3">effects, and when I got back into decent enough shape, I entered a few ultras</text:p>
      <text:p text:style-name="P3">and returned to the top spot in several including the Strolling Jim 40-Miler in</text:p>
      <text:p text:style-name="P3">Tennessee, and Infinitus 88k in Vermont, both in 2016. But that wasn’t</text:p>
      <text:p text:style-name="P3">enough, so I became a wildland firefighter in Montana.</text:p>
      <text:p text:style-name="P3">After wrapping up my first season on the fire lines in the summer of 2015, I</text:p>
      <text:p text:style-name="P3">stopped by my mother’s place in Nashville for a visit. At midnight her phone</text:p>
      <text:p text:style-name="P3">rang. My mother is like me in the sense that she doesn’t have a wide circle</text:p>
      <text:p text:style-name="P3">of friends and doesn’t get many phone calls during decent hours, so this was</text:p>
      <text:p text:style-name="P3">either a wrong number or an emergency.</text:p>
      <text:p text:style-name="P3">I could hear Trunnis Jr. on the other end of the line. I hadn’t seen or spoken</text:p>
      <text:p text:style-name="P3">to him in over fifteen years. Our relationship broke down the moment he</text:p>
      <text:p text:style-name="P3">chose to stay with our father rather than tough it out with us. For most of my</text:p>
      <text:p text:style-name="P3">life I found his decision impossible to forgive or accept, but like I said, I’d</text:p>
      <text:p text:style-name="P3">changed. Through the years, my mother kept me updated on the basics. He’d</text:p>
      <text:p text:style-name="P3">eventually stepped away from our father and his shady businesses, earned a</text:p>
      <text:p text:style-name="P3">PhD, and became a college administrator. He is also a great father to his</text:p>
      <text:p text:style-name="P3">kids.</text:p>
      <text:p text:style-name="P3">I could tell by my mom’s voice that something was wrong. All I remember</text:p>
      <text:p text:style-name="P3">hearing was my mom asking, “Are you sure it’s Kayla?” When she hung up,</text:p>
      <text:p text:style-name="P3">she explained that Kayla, his eighteen-year-old daughter, had been hanging</text:p>
      <text:p text:style-name="P3">with friends in Indianapolis. At some point looser acquaintances rolled up,</text:p>
      <text:p text:style-name="P3">bad blood boiled, a gun was pulled, shots rang out, and a stray bullet found</text:p>
      <text:p text:style-name="P3">one of the teenagers.</text:p>
      <text:p text:style-name="P3">When his ex-wife called him, in panic mode, he drove to the crime scene,</text:p>
      <text:p text:style-name="P3">but when he arrived he was held outside the yellow tape and kept in the dark.</text:p>
      <text:p text:style-name="P3">He could see Kayla’s car and a body under a tarp, but nobody would tell him</text:p>
      <text:p text:style-name="P3">if his daughter was alive or dead.</text:p>
      <text:p text:style-name="P3">My mother and I hit the road immediately. I drove eighty mph through</text:p>
      <text:p text:style-name="P3">slanted rain for five hours straight to Indianapolis. We pulled into his</text:p>
      <text:p text:style-name="P3">driveway shortly after he returned from the crime scene where, while</text:p>
      <text:p text:style-name="P3">standing outside the yellow tape, he was asked to identify his daughter from</text:p>
      <text:p text:style-name="P3"><text:soft-page-break/>a picture of her body taken on a detective’s cell phone. He wasn’t offered the</text:p>
      <text:p text:style-name="P3">dignity of privacy or time to pay respects. He had to do all that later. He</text:p>
      <text:p text:style-name="P3">opened the door, took a few steps toward us, and broke down crying. My</text:p>
      <text:p text:style-name="P3">mother got there first. Then I pulled my brother in for a hug and all of our</text:p>
      <text:p text:style-name="P3">bullshit issues no longer mattered.</text:p>
      <text:p text:style-name="P3">* * *</text:p>
      <text:p text:style-name="P3">The Buddha famously said that life is suffering. I’m not a Buddhist, but I</text:p>
      <text:p text:style-name="P3">know what he meant and so do you. To exist in this world, we must contend</text:p>
      <text:p text:style-name="P3">with humiliation, broken dreams, sadness, and loss. That’s just nature. Each</text:p>
      <text:p text:style-name="P3">specific life comes with its own personalized portion of pain. It’s coming for</text:p>
      <text:p text:style-name="P3">you. You can’t stop it. And you know it.</text:p>
      <text:p text:style-name="P3">In response, most of us are programmed to seek comfort as a way to numb it</text:p>
      <text:p text:style-name="P3">all out and cushion the blows. We carve out safe spaces. We consume media</text:p>
      <text:p text:style-name="P3">that confirms our beliefs, we take up hobbies aligned with our talents, we try</text:p>
      <text:p text:style-name="P3">to spend as little time as possible doing the tasks we fucking loathe, and that</text:p>
      <text:p text:style-name="P3">makes us soft. We live a life defined by the limits we imagine and desire for</text:p>
      <text:p text:style-name="P3">ourselves because it’s comfortable as hell in that box. Not just for us, but for</text:p>
      <text:p text:style-name="P3">our closest family and friends. The limits we create and accept become the</text:p>
      <text:p text:style-name="P3">lens through which they see us. Through which they love and appreciate us.</text:p>
      <text:p text:style-name="P3">But for some, those limits start to feel like bondage, and when we least</text:p>
      <text:p text:style-name="P3">expect it, our imagination jumps those walls and hunts down dreams that in</text:p>
      <text:p text:style-name="P3">the immediate aftermath feel attainable. Because most dreams are. We are</text:p>
      <text:p text:style-name="P3">inspired to make changes little by little, and it hurts. Breaking the shackles</text:p>
      <text:p text:style-name="P3">and stretching beyond our own perceived limits takes hard fucking work—</text:p>
      <text:p text:style-name="P3">oftentimes physical work—and when you put yourself on the line, self doubt</text:p>
      <text:p text:style-name="P3">and pain will greet you with a stinging combination that will buckle your</text:p>
      <text:p text:style-name="P3">knees.</text:p>
      <text:p text:style-name="P3">Most people who are merely inspired or motivated will quit at that point, and</text:p>
      <text:p text:style-name="P3">upon their return, their cells will feel that much smaller, their shackles even</text:p>
      <text:p text:style-name="P3">tighter. The few who remain outside their walls will encounter even more</text:p>
      <text:p text:style-name="P3">pain and much more doubt, courtesy of those who we thought were our</text:p>
      <text:p text:style-name="P3">biggest fans. When it was time for me to lose 106 pounds in less than three</text:p>
      <text:p text:style-name="P3">months, everyone I talked to told me there was no way I could do it. “Don’t</text:p>
      <text:p text:style-name="P3">expect too much,” they all said. Their weak-ass dialogue only fed my own</text:p>
      <text:p text:style-name="P3">self doubt.</text:p>
      <text:p text:style-name="P3">But it’s not the external voice that will break you down. It’s what you tell</text:p>
      <text:p text:style-name="P3">yourself that matters. The most important conversations you’ll ever have are</text:p>
      <text:p text:style-name="P3">the ones you’ll have with yourself. You wake up with them, you walk around</text:p>
      <text:p text:style-name="P3">with them, you go to bed with them, and eventually you act on them.</text:p>
      <text:p text:style-name="P3">Whether they be good or bad.</text:p>
      <text:p text:style-name="P3">We are all our own worst haters and doubters because self doubt is a natural</text:p>
      <text:p text:style-name="P3">reaction to any bold attempt to change your life for the better. You can’t stop</text:p>
      <text:p text:style-name="P3">it from blooming in your brain, but you can neutralize it, and all the other</text:p>
      <text:p text:style-name="P3">external chatter by asking, What if?</text:p>
      <text:p text:style-name="P3">What if is an exquisite fuck-you to anyone who has ever doubted your</text:p>
      <text:p text:style-name="P3">greatness or stood in your way. It silences negativity. It’s a reminder that you</text:p>
      <text:p text:style-name="P3">don’t really know what you’re capable of until you put everything you’ve</text:p>
      <text:p text:style-name="P3">got on the line. It makes the impossible feel at least a little more possible.</text:p>
      <text:p text:style-name="P3">What if is the power and permission to face down your darkest demons, your</text:p>
      <text:p text:style-name="P3"><text:soft-page-break/>very worst memories, and accept them as part of your history. If and when</text:p>
      <text:p text:style-name="P3">you do that, you will be able to use them as fuel to envision the most</text:p>
      <text:p text:style-name="P3">audacious, outrageous achievement and go get it.</text:p>
      <text:p text:style-name="P3">We live in a world with a lot of insecure, jealous people. Some of them are</text:p>
      <text:p text:style-name="P3">our best friends. They are blood relatives. Failure terrifies them. So does our</text:p>
      <text:p text:style-name="P3">success. Because when we transcend what we once thought possible, push</text:p>
      <text:p text:style-name="P3">our limits, and become more, our light reflects off all the walls they’ve built</text:p>
      <text:p text:style-name="P3">up around them. Your light enables them to see the contours of their own</text:p>
      <text:p text:style-name="P3">prison, their own self-limitations. But if they are truly the great people you</text:p>
      <text:p text:style-name="P3">always believed them to be, their jealousy will evolve, and soon their</text:p>
      <text:p text:style-name="P3">imagination might hop its fence, and it will be their turn to change for the</text:p>
      <text:p text:style-name="P3">better.</text:p>
      <text:p text:style-name="P3">I hope that’s what this book has done for you. I hope that right now you are</text:p>
      <text:p text:style-name="P3">nose-to-concrete with your own bullshit limits you didn’t even know were</text:p>
      <text:p text:style-name="P3">there. I hope you’re willing to do the work to break them down. I hope</text:p>
      <text:p text:style-name="P3">you’re willing to change. You’ll feel pain, but if you accept it, endure it, and</text:p>
      <text:p text:style-name="P3">callous your mind, you’ll reach a point where not even pain can hurt you.</text:p>
      <text:p text:style-name="P3">There is a catch, however. When you live this way, there is no end to it.</text:p>
      <text:p text:style-name="P3">Thanks to all that stretching, I’m in better shape at forty-three than I was in</text:p>
      <text:p text:style-name="P3">my twenties. Back then I was always sick, wound tight, and stressed out. I</text:p>
      <text:p text:style-name="P3">never analyzed why I kept getting stress fractures. I just taped that shit up.</text:p>
      <text:p text:style-name="P3">No matter what ailed my body or my mind I had the same solution. Tape it</text:p>
      <text:p text:style-name="P3">up and move the fuck on. Now I’m smarter than I’ve ever been. And I’m</text:p>
      <text:p text:style-name="P3">still getting after it.</text:p>
      <text:p text:style-name="P3">In 2018 I went back to the mountains to become a wildland firefighter again.</text:p>
      <text:p text:style-name="P3">I hadn’t been in the field for three years, and since then I’d gotten used to</text:p>
      <text:p text:style-name="P3">training in nice gyms and living in comfort. Some might call it luxury. I was</text:p>
      <text:p text:style-name="P3">in a plush hotel room in Vegas when the 416 fire sparked and I got the call.</text:p>
      <text:p text:style-name="P3">What started as a 2,000-acre grass fire in the San Juan Range of Colorado’s</text:p>
      <text:p text:style-name="P3">Rocky Mountains was growing into a record breaking, 55,000-acre monster.</text:p>
      <text:p text:style-name="P3">I hung up and caught a prop plane to Grand Junction, loaded up in a U.S.</text:p>
      <text:p text:style-name="P3">Forest Service truck, and drove three hours to the outskirts of Durango,</text:p>
      <text:p text:style-name="P3">Colorado, where I suited up in my green Nomex pants and yellow, longsleeved button down, my hard hat, field glasses, and gloves, and grabbed my</text:p>
      <text:p text:style-name="P3">super Pulaski—a wildland fire fighter’s most trusted weapon. I can dig for</text:p>
      <text:p text:style-name="P3">hours with that thing, and that’s what we do. We don’t spray water. We</text:p>
      <text:p text:style-name="P3">specialize in containment, and that means digging lines and clearing brush so</text:p>
      <text:p text:style-name="P3">there’s no fuel in the path of an inferno. We dig and run, run and dig, until</text:p>
      <text:p text:style-name="P3">every muscle is spent. Then we do it all over again.</text:p>
      <text:p text:style-name="P3">On our first day and night we dug fire lines around vulnerable homes as</text:p>
      <text:p text:style-name="P3">walls of flames marched forward from less than a mile away. We glimpsed</text:p>
      <text:p text:style-name="P3">the burn through the trees and felt the heat in the drought-stricken forest.</text:p>
      <text:p text:style-name="P3">From there we were deployed to 10,000 feet and worked on a forty-fivedegree slope, digging as deep as possible, trying to get to the mineral soil</text:p>
      <text:p text:style-name="P3">that won’t burn. At one point a tree fell and missed hitting one of my</text:p>
      <text:p text:style-name="P3">teammates by eight inches. It would have killed him. We could smell smoke</text:p>
      <text:p text:style-name="P3">in the air. Our sawyers—the chainsaw experts—kept cutting dead and dying</text:p>
      <text:p text:style-name="P3">trees. We hauled that brush out beyond a creek bed. Piles were scattered</text:p>
      <text:p text:style-name="P3">every fifty feet for over three miles. Each one measured roughly seven to</text:p>
      <text:p text:style-name="P3"><text:soft-page-break/>eight feet tall.</text:p>
      <text:p text:style-name="P3">We worked like that for a week of eighteen-hour shifts at $12 an hour, before</text:p>
      <text:p text:style-name="P3">taxes. It was eighty degrees during the day and thirty-six degrees at night.</text:p>
      <text:p text:style-name="P3">When the shift was over we laid out our mats and slept in the open wherever</text:p>
      <text:p text:style-name="P3">we were. Then woke up and got back after it. I didn’t change my clothes for</text:p>
      <text:p text:style-name="P3">six days. Most of the people on my crew were at least fifteen years younger</text:p>
      <text:p text:style-name="P3">than me. All of them were hard as nails and among the very hardest working</text:p>
      <text:p text:style-name="P3">people I’ve ever met. Including and especially the women. None of them</text:p>
      <text:p text:style-name="P3">ever complained. When we were done we’d cleared a line 3.2 miles long,</text:p>
      <text:p text:style-name="P3">wide enough to stop a monster from burning down a mountain.</text:p>
      <text:p text:style-name="P3">At forty-three, my wildland firefighting career is just getting started. I love</text:p>
      <text:p text:style-name="P3">being part of a team of hard motherfuckers like them, and my ultra career is</text:p>
      <text:p text:style-name="P3">about to be born again too. I’m just young enough to bring hell on and still</text:p>
      <text:p text:style-name="P3">contend for titles. I’m running faster now than I ever have, and I don’t need</text:p>
      <text:p text:style-name="P3">any tape or props for my feet. When I was thirty-three I ran at an 8:35 per</text:p>
      <text:p text:style-name="P3">mile pace. Now I’m running 7:15 per mile very comfortably. I’m still getting</text:p>
      <text:p text:style-name="P3">used to this new, flexible, fully functioning body, and getting accustomed to</text:p>
      <text:p text:style-name="P3">my new self.</text:p>
      <text:p text:style-name="P3">My passion still burns, but to be honest, it takes a bit longer to channel my</text:p>
      <text:p text:style-name="P3">rage. It’s not camped out on my home screen anymore, a single unconscious</text:p>
      <text:p text:style-name="P3">twitch from overwhelming my heart and head. Now I have to access it</text:p>
      <text:p text:style-name="P3">consciously. But when I do, I can still feel all the challenges and obstacles,</text:p>
      <text:p text:style-name="P3">the heartbreak and hard work, like it happened yesterday. That’s why you</text:p>
      <text:p text:style-name="P3">can feel my passion on podcasts and videos. That shit is still there, seared</text:p>
      <text:p text:style-name="P3">into my brain like scar tissue. Tailing me like a shadow that’s trying to chase</text:p>
      <text:p text:style-name="P3">me down and swallow me whole, but always drives me forward.</text:p>
      <text:p text:style-name="P3">Whatever failures and accomplishments pile up in the years to come, and</text:p>
      <text:p text:style-name="P3">there will be plenty of both I’m sure, I know I’ll continue to give it my all</text:p>
      <text:p text:style-name="P3">and set goals that seem impossible to most. And when those motherfuckers</text:p>
      <text:p text:style-name="P3">say so, I’ll look them dead in the eye and respond with one simple question.</text:p>
      <text:p text:style-name="P3">What if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8-10T17:20:11.548000000</dc:date>
    <meta:editing-duration>PT1M45S</meta:editing-duration>
    <meta:editing-cycles>2</meta:editing-cycles>
    <meta:document-statistic meta:table-count="0" meta:image-count="0" meta:object-count="0" meta:page-count="13" meta:paragraph-count="616" meta:word-count="7966" meta:character-count="42288" meta:non-whitespace-character-count="34944"/>
  </office:meta>
</office:document-meta>
</file>